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>
            <text:p>Circuit level error MONOLITHIC --------TESTING VALUES</text:p>
          </table:table-cell>
          <table:table-cell table:style-name="ce1" table:number-columns-repeated="5"/>
          <table:table-cell table:number-columns-repeated="1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Circuit level error MONOLITHIC --------local method</text:p>
          </table:table-cell>
          <table:table-cell table:style-name="ce1" table:number-columns-repeated="5"/>
          <table:table-cell table:style-name="ce1" office:value-type="string" calcext:value-type="string">
            <text:p>Circuit level error MONOLITHIC --------rounds method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8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8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8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8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1" office:value-type="string" calcext:value-type="string">
            <text:p>Circuit level error MONOLITHIC -------- reversed rounds method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2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14"/>
          <table:table-cell office:value-type="string" calcext:value-type="string">
            <text:p>100 16 single_rounds_rev p= 0.0062 incomplete= 0.0 </text:p>
          </table:table-cell>
          <table:table-cell office:value-type="float" office:value="0.0077638" calcext:value-type="float">
            <text:p>0.0077638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100 16 single_rounds_rev p= 0.0064 incomplete= 0.0 </text:p>
          </table:table-cell>
          <table:table-cell office:value-type="float" office:value="0.0097038" calcext:value-type="float">
            <text:p>0.0097038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100 16 single_rounds_rev p= 0.0066 incomplete= 0.0 </text:p>
          </table:table-cell>
          <table:table-cell office:value-type="float" office:value="0.0118375" calcext:value-type="float">
            <text:p>0.0118375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100 16 single_rounds_rev p= 0.0068 incomplete= 0.0 </text:p>
          </table:table-cell>
          <table:table-cell office:value-type="float" office:value="0.0140338" calcext:value-type="float">
            <text:p>0.0140338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100 16 single_rounds_rev p= 0.007 incomplete= 0.0 </text:p>
          </table:table-cell>
          <table:table-cell office:value-type="float" office:value="0.0165088" calcext:value-type="float">
            <text:p>0.0165088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100 16 single_rounds_rev p= 0.0072 incomplete= 0.0 </text:p>
          </table:table-cell>
          <table:table-cell office:value-type="float" office:value="0.0190688" calcext:value-type="float">
            <text:p>0.0190688</text:p>
          </table:table-cell>
          <table:table-cell table:number-columns-repeated="5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9:50:23.560107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8T22:52:34.101161666</dc:date>
    <meta:editing-duration>P1DT10H33M52S</meta:editing-duration>
    <meta:editing-cycles>164</meta:editing-cycles>
    <meta:generator>LibreOffice/5.1.6.2$Linux_X86_64 LibreOffice_project/10m0$Build-2</meta:generator>
    <meta:document-statistic meta:table-count="3" meta:cell-count="1769" meta:object-count="0"/>
  </office:meta>
</office:document-meta>
</file>